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083in"/>
    </style:style>
    <style:style style:name="co3" style:family="table-column">
      <style:table-column-properties fo:break-before="auto" style:column-width="1.7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2.8693in" svg:y="8.7185in">
            <draw:object draw:notify-on-update-of-ranges="Sheet1.L48:Sheet1.L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9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BFS GOAL TO BEAT</text:p>
          </table:table-cell>
          <table:table-cell table:style-name="ce1" office:value-type="float" office:value="783" calcext:value-type="float">
            <text:p>78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1" office:value-type="string" calcext:value-type="string">
            <text:p>BFS </text:p>
          </table:table-cell>
          <table:table-cell table:style-name="ce1" office:value-type="float" office:value="812" calcext:value-type="float">
            <text:p>81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PAGERANK GOAL TO BEAT</text:p>
          </table:table-cell>
          <table:table-cell office:value-type="float" office:value="789" calcext:value-type="float">
            <text:p>78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GERANK</text:p>
          </table:table-cell>
          <table:table-cell office:value-type="float" office:value="798" calcext:value-type="float">
            <text:p>79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8:58:49.433779739</meta:creation-date>
    <meta:generator>LibreOffice/4.2.8.2$Linux_X86_64 LibreOffice_project/420m0$Build-2</meta:generator>
    <dc:date>2016-05-27T19:09:41.278111647</dc:date>
    <meta:editing-duration>PT4M14S</meta:editing-duration>
    <meta:editing-cycles>3</meta:editing-cycles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6cm" svg:y="0.279cm" chart:style-name="ch2">
          <text:p>RMAT 28</text:p>
        </chart:title>
        <chart:legend svg:x="0cm" svg:y="0.598cm" style:legend-expansion="custom" chartooo:width="16cm" chartooo:height="7.879cm" style:legend-expansion-aspect-ratio="2.03071455768499" chart:style-name="ch3"/>
        <chart:plot-area chart:style-name="ch4" table:cell-range-address="Sheet1.L48:Sheet1.L48" chart:data-source-has-labels="both" svg:x="1.331cm" svg:y="1.301cm" svg:width="14.349cm" svg:height="6.538cm">
          <chartooo:coordinate-region svg:x="1.952cm" svg:y="1.5cm" svg:width="13.728cm" svg:height="6.14cm"/>
          <chart:axis chart:dimension="x" chart:name="primary-x" chart:style-name="ch5">
            <chart:title svg:x="7.508cm" svg:y="8.019cm" chart:style-name="ch6">
              <text:p>ALGORITHM</text:p>
            </chart:title>
          </chart:axis>
          <chart:axis chart:dimension="y" chart:name="primary-y" chart:style-name="ch7">
            <chart:title svg:x="0.451cm" svg:y="4.998cm" chart:style-name="ch8">
              <text:p>TIME</text:p>
            </chart:title>
            <chart:grid chart:style-name="ch9" chart:class="major"/>
          </chart:axi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